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ResourceInfo.getLev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FPResourceInfo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sourceInfo.level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sourceInfo.se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sourceInfo.setLevel( AFPResourceLevel resource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PResourceInfo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FPResourceInfo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FPResourceInf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sourceInfo.setName( String re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sourceInfo.equals( Object obj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